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03cm" fo:margin-left="-0.03cm" table:align="left"/>
    </style:style>
    <style:style style:name="Table1.A" style:family="table-column">
      <style:table-column-properties style:column-width="4.292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4.263cm"/>
    </style:style>
    <style:style style:name="Table1.D" style:family="table-column">
      <style:table-column-properties style:column-width="4.242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72cm" table:align="right"/>
    </style:style>
    <style:style style:name="Table2.A" style:family="table-column">
      <style:table-column-properties style:column-width="4.233cm"/>
    </style:style>
    <style:style style:name="Table2.C" style:family="table-column">
      <style:table-column-properties style:column-width="4.263cm"/>
    </style:style>
    <style:style style:name="Table2.D" style:family="table-column">
      <style:table-column-properties style:column-width="4.24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2" style:family="table-row">
      <style:table-row-properties style:min-row-height="0.728cm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C" style:family="table-column">
      <style:table-column-properties style:column-width="8.5cm" style:rel-column-width="32769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97cm" fo:border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92cm" style:rel-column-width="16543*"/>
    </style:style>
    <style:style style:name="Table4.B" style:family="table-column">
      <style:table-column-properties style:column-width="4.205cm" style:rel-column-width="16210*"/>
    </style:style>
    <style:style style:name="Table4.C" style:family="table-column">
      <style:table-column-properties style:column-width="8.504cm" style:rel-column-width="32782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97cm" fo:border="0.05pt solid #000000"/>
    </style:style>
    <style:style style:name="Table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97cm" fo:border="0.05pt solid #000000"/>
    </style:style>
    <style:style style:name="Table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51cm" style:rel-column-width="16384*"/>
    </style:style>
    <style:style style:name="Table6.D" style:family="table-column">
      <style:table-column-properties style:column-width="4.249cm" style:rel-column-width="1638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style:vertical-align="middle" fo:padding="0.097cm" fo:border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49cm" style:rel-column-width="16380*"/>
    </style:style>
    <style:style style:name="Table7.B" style:family="table-column">
      <style:table-column-properties style:column-width="6.541cm" style:rel-column-width="25213*"/>
    </style:style>
    <style:style style:name="Table7.C" style:family="table-column">
      <style:table-column-properties style:column-width="6.211cm" style:rel-column-width="23942*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97cm" fo:border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49cm" style:rel-column-width="16383*"/>
    </style:style>
    <style:style style:name="Table8.D" style:family="table-column">
      <style:table-column-properties style:column-width="4.251cm" style:rel-column-width="16386*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style:vertical-align="middle" fo:padding="0.097cm" fo:border="0.05pt solid #000000"/>
    </style:style>
    <style:style style:name="Table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251cm" style:rel-column-width="16384*"/>
    </style:style>
    <style:style style:name="Table9.D" style:family="table-column">
      <style:table-column-properties style:column-width="4.249cm" style:rel-column-width="1638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97cm" fo:border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249cm" style:rel-column-width="16383*"/>
    </style:style>
    <style:style style:name="Table10.C" style:family="table-column">
      <style:table-column-properties style:column-width="8.5cm" style:rel-column-width="32769*"/>
    </style:style>
    <style:style style:name="Table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style:vertical-align="middle" fo:padding="0.097cm" fo:border="0.05pt solid #000000"/>
    </style:style>
    <style:style style:name="Table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16pt" officeooo:rsid="0019aefe" officeooo:paragraph-rsid="0019aef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6pt" officeooo:rsid="0025c920" officeooo:paragraph-rsid="0025c920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officeooo:rsid="001a5ec7" officeooo:paragraph-rsid="001a5ec7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officeooo:rsid="001d5034" officeooo:paragraph-rsid="001d5034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officeooo:rsid="001d55bc" officeooo:paragraph-rsid="001d55bc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officeooo:rsid="001d55bc" officeooo:paragraph-rsid="002383b1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officeooo:rsid="001f8a40" officeooo:paragraph-rsid="001f8a40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officeooo:rsid="001f8a40" officeooo:paragraph-rsid="002383b1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4pt" officeooo:rsid="00218ebd" officeooo:paragraph-rsid="00218ebd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4pt" officeooo:rsid="00218ebd" officeooo:paragraph-rsid="002383b1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4pt" officeooo:rsid="00221ee2" officeooo:paragraph-rsid="00221ee2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4pt" officeooo:rsid="00211ff1" officeooo:paragraph-rsid="00211ff1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4pt" officeooo:rsid="00211ff1" officeooo:paragraph-rsid="002383b1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Ubuntu" fo:font-size="15pt" officeooo:rsid="001f25e8" officeooo:paragraph-rsid="001f25e8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style:font-name="Ubuntu" fo:font-size="15pt" officeooo:rsid="001f8a40" officeooo:paragraph-rsid="001f8a40" style:font-size-asian="15pt" style:font-size-complex="15pt"/>
    </style:style>
    <style:style style:name="P16" style:family="paragraph" style:parent-style-name="Standard">
      <style:paragraph-properties fo:text-align="justify" style:justify-single-word="false"/>
      <style:text-properties style:font-name="Ubuntu" fo:font-size="15pt" officeooo:rsid="001f8a40" officeooo:paragraph-rsid="001f8a40" style:font-size-asian="15pt" style:font-size-complex="15pt"/>
    </style:style>
    <style:style style:name="P17" style:family="paragraph" style:parent-style-name="Standard">
      <style:paragraph-properties fo:text-align="justify" style:justify-single-word="false"/>
      <style:text-properties style:font-name="Ubuntu" fo:font-size="15pt" officeooo:rsid="00211ff1" officeooo:paragraph-rsid="00211ff1" style:font-size-asian="15pt" style:font-size-complex="15pt"/>
    </style:style>
    <style:style style:name="P18" style:family="paragraph" style:parent-style-name="Standard">
      <style:paragraph-properties fo:text-align="center" style:justify-single-word="false"/>
      <style:text-properties style:font-name="Ubuntu" fo:font-size="15pt" officeooo:rsid="002383b1" officeooo:paragraph-rsid="002383b1" style:font-size-asian="15pt" style:font-size-complex="15pt"/>
    </style:style>
    <style:style style:name="P19" style:family="paragraph" style:parent-style-name="Standard">
      <style:text-properties officeooo:paragraph-rsid="002383b1"/>
    </style:style>
    <style:style style:name="P20" style:family="paragraph" style:parent-style-name="Table_20_Contents">
      <style:paragraph-properties fo:text-align="center" style:justify-single-word="false"/>
      <style:text-properties style:font-name="Ubuntu" fo:font-size="12pt" officeooo:rsid="001b50f1" officeooo:paragraph-rsid="001b50f1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Ubuntu" fo:font-size="12pt" officeooo:rsid="001d5034" officeooo:paragraph-rsid="001d5034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Ubuntu" fo:font-size="12pt" officeooo:rsid="001d55bc" officeooo:paragraph-rsid="001d55bc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Ubuntu" fo:font-size="12pt" officeooo:rsid="001d55bc" officeooo:paragraph-rsid="002383b1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Ubuntu" fo:font-size="12pt" officeooo:rsid="001f8a40" officeooo:paragraph-rsid="001f8a40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Ubuntu" fo:font-size="12pt" officeooo:rsid="0020c78c" officeooo:paragraph-rsid="0020c78c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Ubuntu" fo:font-size="12pt" officeooo:rsid="00218ebd" officeooo:paragraph-rsid="00218ebd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Ubuntu" fo:font-size="12pt" officeooo:rsid="00218ebd" officeooo:paragraph-rsid="002383b1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Ubuntu" fo:font-size="12pt" officeooo:rsid="00221ee2" officeooo:paragraph-rsid="00221ee2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Ubuntu" fo:font-size="12pt" officeooo:rsid="00221ee2" officeooo:paragraph-rsid="002383b1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Ubuntu" fo:font-size="12pt" officeooo:rsid="00230710" officeooo:paragraph-rsid="00230710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Ubuntu" fo:font-size="12pt" officeooo:rsid="002383b1" officeooo:paragraph-rsid="002383b1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Ubuntu" fo:font-size="12pt" officeooo:rsid="00373fe2" officeooo:paragraph-rsid="00373fe2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Ubuntu" fo:font-size="12pt" officeooo:rsid="00386543" officeooo:paragraph-rsid="00386543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Ubuntu" fo:font-size="12pt" officeooo:rsid="001d55bc" officeooo:paragraph-rsid="001d55bc" style:font-size-asian="12pt" style:font-size-complex="12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Ubuntu" fo:font-size="12pt" officeooo:rsid="001d55bc" officeooo:paragraph-rsid="002383b1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Ubuntu" fo:font-size="12pt" officeooo:rsid="001d5034" officeooo:paragraph-rsid="001d5034" fo:background-color="#ffffff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Ubuntu" fo:font-size="12pt" officeooo:rsid="001d5034" officeooo:paragraph-rsid="001d5034" fo:background-color="transparen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Ubuntu" fo:font-size="12pt" officeooo:rsid="001d55bc" officeooo:paragraph-rsid="001d55bc" fo:background-color="transparent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Ubuntu" fo:font-size="12pt" fo:background-color="transparent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Ubuntu" fo:font-size="12pt" officeooo:rsid="00221ee2" officeooo:paragraph-rsid="00221ee2" fo:background-color="transparen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Ubuntu" fo:font-size="12pt" officeooo:rsid="00373fe2" officeooo:paragraph-rsid="003e5dc4" fo:background-color="transparent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Ubuntu" fo:font-size="12pt" officeooo:rsid="002383b1" officeooo:paragraph-rsid="002383b1" fo:background-color="transparent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Ubuntu" fo:font-size="12pt" officeooo:rsid="002436cf" officeooo:paragraph-rsid="002436cf" fo:background-color="transparent" style:font-size-asian="12pt" style:font-size-complex="12pt"/>
    </style:style>
    <style:style style:name="T1" style:family="text">
      <style:text-properties officeooo:rsid="001b50f1"/>
    </style:style>
    <style:style style:name="T2" style:family="text">
      <style:text-properties officeooo:rsid="001d5034"/>
    </style:style>
    <style:style style:name="T3" style:family="text">
      <style:text-properties officeooo:rsid="002383b1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1d55bc" fo:background-color="#fff200" loext:char-shading-value="0"/>
    </style:style>
    <style:style style:name="T6" style:family="text">
      <style:text-properties officeooo:rsid="00291705" fo:background-color="#fff200" loext:char-shading-value="0"/>
    </style:style>
    <style:style style:name="T7" style:family="text">
      <style:text-properties officeooo:rsid="003461f1" fo:background-color="#fff200" loext:char-shading-value="0"/>
    </style:style>
    <style:style style:name="T8" style:family="text">
      <style:text-properties officeooo:rsid="00347e11" fo:background-color="#fff200" loext:char-shading-value="0"/>
    </style:style>
    <style:style style:name="T9" style:family="text">
      <style:text-properties officeooo:rsid="0035151a" fo:background-color="#fff200" loext:char-shading-value="0"/>
    </style:style>
    <style:style style:name="T10" style:family="text">
      <style:text-properties officeooo:rsid="00373fe2" fo:background-color="#fff200" loext:char-shading-value="0"/>
    </style:style>
    <style:style style:name="T11" style:family="text">
      <style:text-properties officeooo:rsid="003a7984" fo:background-color="#fff200" loext:char-shading-value="0"/>
    </style:style>
    <style:style style:name="T12" style:family="text">
      <style:text-properties officeooo:rsid="003caa6a" fo:background-color="#fff200" loext:char-shading-value="0"/>
    </style:style>
    <style:style style:name="T13" style:family="text">
      <style:text-properties officeooo:rsid="003e5dc4" fo:background-color="#fff200" loext:char-shading-value="0"/>
    </style:style>
    <style:style style:name="T14" style:family="text">
      <style:text-properties officeooo:rsid="00441b3d" fo:background-color="#fff200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91705" fo:background-color="transparent" loext:char-shading-value="0"/>
    </style:style>
    <style:style style:name="T17" style:family="text">
      <style:text-properties officeooo:rsid="0035151a" fo:background-color="transparent" loext:char-shading-value="0"/>
    </style:style>
    <style:style style:name="T18" style:family="text">
      <style:text-properties officeooo:rsid="0035151a"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35151a"/>
    </style:style>
    <style:style style:name="T21" style:family="text">
      <style:text-properties officeooo:rsid="00387d7f"/>
    </style:style>
    <style:style style:name="T22" style:family="text">
      <style:text-properties officeooo:rsid="003a7984"/>
    </style:style>
    <style:style style:name="T23" style:family="text">
      <style:text-properties officeooo:rsid="003e5dc4"/>
    </style:style>
    <style:style style:name="T24" style:family="text">
      <style:text-properties officeooo:rsid="00291705"/>
    </style:style>
    <style:style style:name="T25" style:family="text">
      <style:text-properties officeooo:rsid="00347e11"/>
    </style:style>
    <style:style style:name="T26" style:family="text">
      <style:text-properties officeooo:rsid="001d55bc"/>
    </style:style>
    <style:style style:name="T27" style:family="text">
      <style:text-properties officeooo:rsid="003461f1"/>
    </style:style>
    <style:style style:name="T28" style:family="text">
      <style:text-properties officeooo:rsid="00441b3d"/>
    </style:style>
    <style:style style:name="T29" style:family="text">
      <style:text-properties officeooo:rsid="00373fe2"/>
    </style:style>
    <style:style style:name="T30" style:family="text">
      <style:text-properties officeooo:rsid="003caa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лассы эквивалентности и граничные значения Веб Формы</text:p>
      <text:p text:style-name="P1"/>
      <text:p text:style-name="P14">Поле name и surname</text:p>
      <text:p text:style-name="P14"/>
      <text:p text:style-name="P3">Классы эквивалентности <text:span text:style-name="T1"><text:s/>по количеству символов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21">По количеству символов</text:p>
          </table:table-cell>
          <table:table-cell table:style-name="Table1.B1" office:value-type="string">
            <text:p text:style-name="P20">Негативные</text:p>
          </table:table-cell>
          <table:table-cell table:style-name="Table1.C1" office:value-type="string">
            <text:p text:style-name="P20">Позитивные</text:p>
          </table:table-cell>
          <table:table-cell table:style-name="Table1.D1" office:value-type="string">
            <text:p text:style-name="P20">Негативные</text:p>
          </table:table-cell>
        </table:table-row>
        <table:table-row>
          <table:covered-table-cell/>
          <table:table-cell table:style-name="Table1.B2" office:value-type="string">
            <text:p text:style-name="P20">От <text:span text:style-name="T2">0</text:span> до 1</text:p>
          </table:table-cell>
          <table:table-cell table:style-name="Table1.C2" office:value-type="string">
            <text:p text:style-name="P20">От 2 до 256</text:p>
          </table:table-cell>
          <table:table-cell table:style-name="Table1.D2" office:value-type="string">
            <text:p text:style-name="P20">От 257 до + беск.</text:p>
          </table:table-cell>
        </table:table-row>
      </table:table>
      <text:p text:style-name="P3"/>
      <text:p text:style-name="P4">Граничные значения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table:number-rows-spanned="2" office:value-type="string">
            <text:p text:style-name="P21">Количество символов</text:p>
          </table:table-cell>
          <table:table-cell table:style-name="Table2.B1" office:value-type="string">
            <text:p text:style-name="P21">Негативные</text:p>
          </table:table-cell>
          <table:table-cell table:style-name="Table2.C1" office:value-type="string">
            <text:p text:style-name="P21">Позитивные</text:p>
          </table:table-cell>
          <table:table-cell table:style-name="Table2.D1" office:value-type="string">
            <text:p text:style-name="P21">Негативные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36">0,1</text:p>
          </table:table-cell>
          <table:table-cell table:style-name="Table2.C2" office:value-type="string">
            <text:p text:style-name="P37">2,3, <text:span text:style-name="T24">10, </text:span>255,256</text:p>
          </table:table-cell>
          <table:table-cell table:style-name="Table2.D2" office:value-type="string">
            <text:p text:style-name="P37">257</text:p>
          </table:table-cell>
        </table:table-row>
      </table:table>
      <text:p text:style-name="P4"/>
      <text:p text:style-name="P5">Классы эквивалентности по типу вводимых символов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table:number-rows-spanned="2" office:value-type="string">
            <text:p text:style-name="P34">Тип вводимых символов</text:p>
          </table:table-cell>
          <table:table-cell table:style-name="Table3.A1" office:value-type="string">
            <text:p text:style-name="P22">Негативные</text:p>
          </table:table-cell>
          <table:table-cell table:style-name="Table3.C1" office:value-type="string">
            <text:p text:style-name="P22">Позитивные</text:p>
          </table:table-cell>
        </table:table-row>
        <table:table-row>
          <table:covered-table-cell/>
          <table:table-cell table:style-name="Table3.B2" office:value-type="string">
            <text:p text:style-name="P38"><text:s/>! «@№;$<text:span text:style-name="T25">, А-я</text:span></text:p>
          </table:table-cell>
          <table:table-cell table:style-name="Table3.C2" office:value-type="string">
            <text:p text:style-name="P39"><text:span text:style-name="T26">-,</text:span> _ <text:span text:style-name="T26">, “ “,</text:span> <text:span text:style-name="T27">0-9, A-z</text:span></text:p>
          </table:table-cell>
        </table:table-row>
      </table:table>
      <text:p text:style-name="P7"/>
      <text:p text:style-name="P7">Граничные значения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24">Тип вводимых символов</text:p>
          </table:table-cell>
          <table:table-cell table:style-name="Table4.A1" office:value-type="string">
            <text:p text:style-name="P24">Негативные </text:p>
          </table:table-cell>
          <table:table-cell table:style-name="Table4.C1" office:value-type="string">
            <text:p text:style-name="P24">Позитивные</text:p>
          </table:table-cell>
        </table:table-row>
        <table:table-row>
          <table:covered-table-cell/>
          <table:table-cell table:style-name="Table4.B2" office:value-type="string">
            <text:p text:style-name="P25">№, <text:s/>А,б,Ю,я</text:p>
          </table:table-cell>
          <table:table-cell table:style-name="Table4.C2" office:value-type="string">
            <text:p text:style-name="P25">-, _ , “ “, 13, A,b,y,Z</text:p>
          </table:table-cell>
        </table:table-row>
      </table:table>
      <text:p text:style-name="P7"/>
      <text:p text:style-name="P15">Поле email</text:p>
      <text:p text:style-name="P16"/>
      <text:p text:style-name="P12">Классы эквивалентности по количеству символов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rows-spanned="2" office:value-type="string">
            <text:p text:style-name="P26">По количеству символов</text:p>
          </table:table-cell>
          <table:table-cell table:style-name="Table5.A1" office:value-type="string">
            <text:p text:style-name="P26">Негативные</text:p>
          </table:table-cell>
          <table:table-cell table:style-name="Table5.A1" office:value-type="string">
            <text:p text:style-name="P26">Позитивные</text:p>
          </table:table-cell>
          <table:table-cell table:style-name="Table5.D1" office:value-type="string">
            <text:p text:style-name="P26">Негативные</text:p>
          </table:table-cell>
        </table:table-row>
        <table:table-row>
          <table:covered-table-cell/>
          <table:table-cell table:style-name="Table5.B2" office:value-type="string">
            <text:p text:style-name="P26">0, 1</text:p>
          </table:table-cell>
          <table:table-cell table:style-name="Table5.B2" office:value-type="string">
            <text:p text:style-name="P32">3, 320</text:p>
          </table:table-cell>
          <table:table-cell table:style-name="Table5.D2" office:value-type="string">
            <text:p text:style-name="P33">321</text:p>
          </table:table-cell>
        </table:table-row>
      </table:table>
      <text:p text:style-name="P17"/>
      <text:p text:style-name="P9">Граничные значения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rows-spanned="2" office:value-type="string">
            <text:p text:style-name="P26">Количество символов</text:p>
          </table:table-cell>
          <table:table-cell table:style-name="Table6.B1" office:value-type="string">
            <text:p text:style-name="P26">Негативные</text:p>
          </table:table-cell>
          <table:table-cell table:style-name="Table6.B1" office:value-type="string">
            <text:p text:style-name="P26">Позитивные</text:p>
          </table:table-cell>
          <table:table-cell table:style-name="Table6.D1" office:value-type="string">
            <text:p text:style-name="P26">Негативные</text:p>
          </table:table-cell>
        </table:table-row>
        <table:table-row>
          <table:covered-table-cell/>
          <table:table-cell table:style-name="Table6.B2" office:value-type="string">
            <text:p text:style-name="P40">0<text:span text:style-name="T23">, (1 для доменной части</text:span></text:p>
          </table:table-cell>
          <table:table-cell table:style-name="Table6.C2" office:value-type="string">
            <text:p text:style-name="P41"><text:span text:style-name="T28">1, 3,</text:span>4,<text:span text:style-name="T22">63,64(для локального имени),254,255(для доменной части),</text:span>319,320<text:span text:style-name="T23">(общее кол-во)</text:span></text:p>
          </table:table-cell>
          <table:table-cell table:style-name="Table6.D2" office:value-type="string">
            <text:p text:style-name="P33"><text:span text:style-name="T22">65(для локального имени),256(для доменной части),</text:span>321<text:span text:style-name="T23">(общее количество)</text:span></text:p>
          </table:table-cell>
        </table:table-row>
      </table:table>
      <text:p text:style-name="P9"/>
      <text:p text:style-name="P11">Классы эквивалентности по типу символов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rows-spanned="2" office:value-type="string">
            <text:p text:style-name="P28">По типу символов</text:p>
          </table:table-cell>
          <table:table-cell table:style-name="Table7.A1" office:value-type="string">
            <text:p text:style-name="P28">Негативные</text:p>
          </table:table-cell>
          <table:table-cell table:style-name="Table7.C1" office:value-type="string">
            <text:p text:style-name="P28">Позитивные</text:p>
          </table:table-cell>
        </table:table-row>
        <table:table-row>
          <table:covered-table-cell/>
          <table:table-cell table:style-name="Table7.B2" office:value-type="string">
            <text:p text:style-name="P30">Отсутствие @ в email, без имени и без доменной части, email без точек в доменной части, <text:span text:style-name="T3">буквы отличные от латинского алфавита, "(),:;&lt;&gt;[ \] вне кавычек</text:span></text:p>
          </table:table-cell>
          <table:table-cell table:style-name="Table7.C2" office:value-type="string">
            <text:p text:style-name="P28"><text:span text:style-name="T18">A-z</text:span><text:span text:style-name="T19">, знаки! # $ % &amp; ‘ * + — / =? ^ _ ` { | } ~, </text:span><text:span text:style-name="T18">0-9</text:span><text:span text:style-name="T19">, . </text:span>, за исключением первого и последнего знака, которая не может повторят<text:span text:style-name="T21">ь</text:span>ся</text:p>
          </table:table-cell>
        </table:table-row>
      </table:table>
      <text:p text:style-name="P18"><text:soft-page-break/>Поле Password</text:p>
      <text:p text:style-name="P18"/>
      <text:p text:style-name="P13">Классы эквивалентности по количеству символов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table:number-rows-spanned="2" office:value-type="string">
            <text:p text:style-name="P27">По количеству символов</text:p>
          </table:table-cell>
          <table:table-cell table:style-name="Table8.A1" office:value-type="string">
            <text:p text:style-name="P27">Негативные</text:p>
          </table:table-cell>
          <table:table-cell table:style-name="Table8.A1" office:value-type="string">
            <text:p text:style-name="P27">Позитивные</text:p>
          </table:table-cell>
          <table:table-cell table:style-name="Table8.D1" office:value-type="string">
            <text:p text:style-name="P27">Негативные</text:p>
          </table:table-cell>
        </table:table-row>
        <table:table-row>
          <table:covered-table-cell/>
          <table:table-cell table:style-name="Table8.B2" office:value-type="string">
            <text:p text:style-name="P31">От 0 до 4</text:p>
          </table:table-cell>
          <table:table-cell table:style-name="Table8.B2" office:value-type="string">
            <text:p text:style-name="P31">От 5 до 16</text:p>
          </table:table-cell>
          <table:table-cell table:style-name="Table8.D2" office:value-type="string">
            <text:p text:style-name="P27"><text:span text:style-name="T3">От 17</text:span> до + беск.</text:p>
          </table:table-cell>
        </table:table-row>
      </table:table>
      <text:p text:style-name="P19"/>
      <text:p text:style-name="P10">Граничные значения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table:number-rows-spanned="2" office:value-type="string">
            <text:p text:style-name="P27">Количество символов</text:p>
          </table:table-cell>
          <table:table-cell table:style-name="Table9.B1" office:value-type="string">
            <text:p text:style-name="P27">Негативные</text:p>
          </table:table-cell>
          <table:table-cell table:style-name="Table9.B1" office:value-type="string">
            <text:p text:style-name="P27">Позитивные</text:p>
          </table:table-cell>
          <table:table-cell table:style-name="Table9.D1" office:value-type="string">
            <text:p text:style-name="P27">Негативные</text:p>
          </table:table-cell>
        </table:table-row>
        <table:table-row>
          <table:covered-table-cell/>
          <table:table-cell table:style-name="Table9.B2" office:value-type="string">
            <text:p text:style-name="P29"><text:span text:style-name="T19">0</text:span>,1,<text:span text:style-name="T3">3,4</text:span></text:p>
          </table:table-cell>
          <table:table-cell table:style-name="Table9.C2" office:value-type="string">
            <text:p text:style-name="P42">5,6,15,16</text:p>
          </table:table-cell>
          <table:table-cell table:style-name="Table9.D2" office:value-type="string">
            <text:p text:style-name="P42">17</text:p>
          </table:table-cell>
        </table:table-row>
      </table:table>
      <text:p text:style-name="P10"/>
      <text:p text:style-name="P6">Классы эквивалентности по типу вводимых символов</text:p>
      <table:table table:name="Table10" table:style-name="Table10">
        <table:table-column table:style-name="Table10.A" table:number-columns-repeated="2"/>
        <table:table-column table:style-name="Table10.C"/>
        <table:table-row>
          <table:table-cell table:style-name="Table10.A1" table:number-rows-spanned="2" office:value-type="string">
            <text:p text:style-name="P35">Тип вводимых символов</text:p>
          </table:table-cell>
          <table:table-cell table:style-name="Table10.A1" office:value-type="string">
            <text:p text:style-name="P23">Негативные</text:p>
          </table:table-cell>
          <table:table-cell table:style-name="Table10.C1" office:value-type="string">
            <text:p text:style-name="P23">Позитивные</text:p>
          </table:table-cell>
        </table:table-row>
        <table:table-row>
          <table:covered-table-cell/>
          <table:table-cell table:style-name="Table10.B2" office:value-type="string">
            <text:p text:style-name="P23">!»<text:span text:style-name="T3">№;:%(_*_+, пробел, только большие, только маленькие буквы, <text:s/>только все цифры, или цифра и большая буква, или цифра и маленькая буква, или большая и маленькая буква</text:span></text:p>
          </table:table-cell>
          <table:table-cell table:style-name="Table10.C2" office:value-type="string">
            <text:p text:style-name="P43"><text:span text:style-name="T20">A-z,</text:span> минимально одна маленькая, минимально одна большая буква, <text:span text:style-name="T20">0-9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20:11:44.512933951</meta:creation-date>
    <dc:date>2021-05-17T17:09:21.374331430</dc:date>
    <meta:editing-duration>PT11H57M13S</meta:editing-duration>
    <meta:editing-cycles>35</meta:editing-cycles>
    <meta:generator>LibreOffice/6.0.7.3$Linux_X86_64 LibreOffice_project/00m0$Build-3</meta:generator>
    <meta:document-statistic meta:table-count="10" meta:image-count="0" meta:object-count="0" meta:page-count="2" meta:paragraph-count="76" meta:word-count="274" meta:character-count="1781" meta:non-whitespace-character-count="1577"/>
  </office:meta>
</office:document-meta>
</file>